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4.847cm"/>
    </style:style>
    <style:style style:name="co5" style:family="table-column">
      <style:table-column-properties fo:break-before="auto" style:column-width="5.145cm"/>
    </style:style>
    <style:style style:name="co6" style:family="table-column">
      <style:table-column-properties fo:break-before="auto" style:column-width="5.119cm"/>
    </style:style>
    <style:style style:name="co7" style:family="table-column">
      <style:table-column-properties fo:break-before="auto" style:column-width="4.7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 style:data-style-name="N49"/>
    <style:style style:name="ce6" style:family="table-cell" style:parent-style-name="Default" style:data-style-name="N73"/>
    <style:style style:name="ce3" style:family="table-cell" style:parent-style-name="Default" style:data-style-name="N49"/>
    <style:style style:name="ce4" style:family="table-cell" style:parent-style-name="Default" style:data-style-name="N73"/>
  </office:automatic-styles>
  <office:body>
    <office:spreadsheet>
      <table:calculation-settings table:automatic-find-labels="false" table:use-regular-expressions="false" table:use-wildcards="true"/>
      <table:table table:name="payment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456" calcext:value-type="float">
            <text:p>1234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9012" calcext:value-type="float">
            <text:p>7890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5678" calcext:value-type="float">
            <text:p>34567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1234" calcext:value-type="float">
            <text:p>90123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7890" calcext:value-type="float">
            <text:p>567890</text:p>
          </table:table-cell>
          <table:table-cell table:number-columns-repeated="2" office:value-type="float" office:value="5" calcext:value-type="float">
            <text:p>5</text:p>
          </table:table-cell>
        </table:table-row>
      </table:table>
      <table:table table:name="customer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column table:style-name="co1" table:number-columns-repeated="2" table:default-cell-style-name="ce4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Dupont</text:p>
          </table:table-cell>
          <table:table-cell office:value-type="date" office:date-value="1985-03-15" calcext:value-type="date">
            <text:p>1985-03-15</text:p>
          </table:table-cell>
          <table:table-cell office:value-type="string" calcext:value-type="string">
            <text:p>123 rue de la Paix</text:p>
          </table:table-cell>
          <table:table-cell office:value-type="float" office:value="75001" calcext:value-type="float">
            <text:p>75001</text:p>
          </table:table-cell>
          <table:table-cell office:value-type="string" calcext:value-type="string">
            <text:p>Paris</text:p>
          </table:table-cell>
          <table:table-cell office:value-type="float" office:value="612345678" calcext:value-type="float">
            <text:p>612345678</text:p>
          </table:table-cell>
          <table:table-cell office:value-type="string" calcext:value-type="string">
            <text:p>jean.dupont@example.com</text:p>
          </table:table-cell>
          <table:table-cell table:number-columns-repeated="2" office:value-type="date" office:date-value="2024-04-08T10:00:00" calcext:value-type="date">
            <text:p>2024-04-08 10:00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Durand</text:p>
          </table:table-cell>
          <table:table-cell office:value-type="date" office:date-value="1990-07-20" calcext:value-type="date">
            <text:p>1990-07-20</text:p>
          </table:table-cell>
          <table:table-cell office:value-type="string" calcext:value-type="string">
            <text:p>456 avenue des Champs</text:p>
          </table:table-cell>
          <table:table-cell office:value-type="float" office:value="69002" calcext:value-type="float">
            <text:p>69002</text:p>
          </table:table-cell>
          <table:table-cell office:value-type="string" calcext:value-type="string">
            <text:p>Lyon</text:p>
          </table:table-cell>
          <table:table-cell office:value-type="float" office:value="712345678" calcext:value-type="float">
            <text:p>712345678</text:p>
          </table:table-cell>
          <table:table-cell office:value-type="string" calcext:value-type="string">
            <text:p>marie.durand@example.com</text:p>
          </table:table-cell>
          <table:table-cell table:number-columns-repeated="2" office:value-type="date" office:date-value="2024-04-08T10:00:00" calcext:value-type="date">
            <text:p>2024-04-08 10:00: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Martin</text:p>
          </table:table-cell>
          <table:table-cell office:value-type="date" office:date-value="1988-11-03" calcext:value-type="date">
            <text:p>1988-11-03</text:p>
          </table:table-cell>
          <table:table-cell office:value-type="string" calcext:value-type="string">
            <text:p>789 boulevard des Roses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Bordeaux</text:p>
          </table:table-cell>
          <table:table-cell office:value-type="float" office:value="612345678" calcext:value-type="float">
            <text:p>612345678</text:p>
          </table:table-cell>
          <table:table-cell office:value-type="string" calcext:value-type="string">
            <text:p>pierre.martin@example.com</text:p>
          </table:table-cell>
          <table:table-cell table:number-columns-repeated="2" office:value-type="date" office:date-value="2024-04-08T10:00:00" calcext:value-type="date">
            <text:p>2024-04-08 10:00: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Leroy</text:p>
          </table:table-cell>
          <table:table-cell office:value-type="date" office:date-value="1976-05-12" calcext:value-type="date">
            <text:p>1976-05-12</text:p>
          </table:table-cell>
          <table:table-cell office:value-type="string" calcext:value-type="string">
            <text:p>987 avenue Victor Hugo</text:p>
          </table:table-cell>
          <table:table-cell office:value-type="float" office:value="13008" calcext:value-type="float">
            <text:p>13008</text:p>
          </table:table-cell>
          <table:table-cell office:value-type="string" calcext:value-type="string">
            <text:p>Marseille</text:p>
          </table:table-cell>
          <table:table-cell office:value-type="float" office:value="712345678" calcext:value-type="float">
            <text:p>712345678</text:p>
          </table:table-cell>
          <table:table-cell office:value-type="string" calcext:value-type="string">
            <text:p>sophie.leroy@example.com</text:p>
          </table:table-cell>
          <table:table-cell table:number-columns-repeated="2" office:value-type="date" office:date-value="2024-04-08T10:00:00" calcext:value-type="date">
            <text:p>2024-04-08 10:00: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Dubois</text:p>
          </table:table-cell>
          <table:table-cell office:value-type="date" office:date-value="1982-09-28" calcext:value-type="date">
            <text:p>1982-09-28</text:p>
          </table:table-cell>
          <table:table-cell office:value-type="string" calcext:value-type="string">
            <text:p>654 rue Saint-Antoine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Toulouse</text:p>
          </table:table-cell>
          <table:table-cell office:value-type="float" office:value="612345678" calcext:value-type="float">
            <text:p>612345678</text:p>
          </table:table-cell>
          <table:table-cell office:value-type="string" calcext:value-type="string">
            <text:p>thomas.dubois@example.com</text:p>
          </table:table-cell>
          <table:table-cell table:number-columns-repeated="2" office:value-type="date" office:date-value="2024-04-08T10:00:00" calcext:value-type="date">
            <text:p>2024-04-08 10:00:00</text:p>
          </table:table-cell>
        </table:table-row>
      </table:table>
      <table:table table:name="delivry_person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48.8566</text:p>
          </table:table-cell>
          <table:table-cell office:value-type="string" calcext:value-type="string">
            <text:p>2.3522</text:p>
          </table:table-cell>
          <table:table-cell office:value-type="string" calcext:value-type="string">
            <text:p>availab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Leroy</text:p>
          </table:table-cell>
          <table:table-cell office:value-type="string" calcext:value-type="string">
            <text:p>45.7640</text:p>
          </table:table-cell>
          <table:table-cell office:value-type="string" calcext:value-type="string">
            <text:p>4.8357</text:p>
          </table:table-cell>
          <table:table-cell office:value-type="string" calcext:value-type="string">
            <text:p>unavailab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oreau</text:p>
          </table:table-cell>
          <table:table-cell office:value-type="string" calcext:value-type="string">
            <text:p>43.6047</text:p>
          </table:table-cell>
          <table:table-cell office:value-type="string" calcext:value-type="string">
            <text:p>1.4442</text:p>
          </table:table-cell>
          <table:table-cell office:value-type="string" calcext:value-type="string">
            <text:p>availab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50.6292</text:p>
          </table:table-cell>
          <table:table-cell office:value-type="string" calcext:value-type="string">
            <text:p>3.0573</text:p>
          </table:table-cell>
          <table:table-cell office:value-type="string" calcext:value-type="string">
            <text:p>unavailab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Lefevre</text:p>
          </table:table-cell>
          <table:table-cell office:value-type="string" calcext:value-type="string">
            <text:p>47.2184</text:p>
          </table:table-cell>
          <table:table-cell office:value-type="string" calcext:value-type="string">
            <text:p>-1.5536</text:p>
          </table:table-cell>
          <table:table-cell office:value-type="string" calcext:value-type="string">
            <text:p>available</text:p>
          </table:table-cell>
        </table:table-row>
      </table:table>
      <table:table table:name="bag" table:style-name="ta1"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</table:table>
      <table:table table:name="meal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lade</text:p>
          </table:table-cell>
          <table:table-cell office:value-type="string" calcext:value-type="string">
            <text:p>pl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lade fraîcheur avec tomat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ramisu</text:p>
          </table:table-cell>
          <table:table-cell office:value-type="string" calcext:value-type="string">
            <text:p>desse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ramisu classique avec biscui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pl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zza margherita avec tomat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ème brûlée</text:p>
          </table:table-cell>
          <table:table-cell office:value-type="string" calcext:value-type="string">
            <text:p>desse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ème brûlée caramélisée avec vanille et suc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eak frites</text:p>
          </table:table-cell>
          <table:table-cell office:value-type="string" calcext:value-type="string">
            <text:p>pl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eak grillé avec pommes de terre frites et salade verte</text:p>
          </table:table-cell>
        </table:table-row>
      </table:table>
      <table:table table:name="picture" table:style-name="ta1">
        <table:table-column table:style-name="co1" table:number-columns-repeated="3" table:default-cell-style-name="Default"/>
        <table:table-column table:style-name="co3" table:default-cell-style-name="ce4"/>
        <table:table-column table:style-name="co4" table:default-cell-style-name="ce4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t1.jpg</text:p>
          </table:table-cell>
          <table:table-cell office:value-type="string" calcext:value-type="string">
            <text:p>/images/</text:p>
          </table:table-cell>
          <table:table-cell table:number-columns-repeated="2" office:value-type="date" office:date-value="2024-04-08T10:00:00" calcext:value-type="date">
            <text:p>2024-04-08 10:00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t2.jpg</text:p>
          </table:table-cell>
          <table:table-cell office:value-type="string" calcext:value-type="string">
            <text:p>/images/</text:p>
          </table:table-cell>
          <table:table-cell table:number-columns-repeated="2" office:value-type="date" office:date-value="2024-04-08T10:00:00" calcext:value-type="date">
            <text:p>2024-04-08 10:00: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t3.jpg</text:p>
          </table:table-cell>
          <table:table-cell office:value-type="string" calcext:value-type="string">
            <text:p>/images/</text:p>
          </table:table-cell>
          <table:table-cell table:number-columns-repeated="2" office:value-type="date" office:date-value="2024-04-08T10:00:00" calcext:value-type="date">
            <text:p>2024-04-08 10:00: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at4.jpg</text:p>
          </table:table-cell>
          <table:table-cell office:value-type="string" calcext:value-type="string">
            <text:p>/images/</text:p>
          </table:table-cell>
          <table:table-cell table:number-columns-repeated="2" office:value-type="date" office:date-value="2024-04-08T10:00:00" calcext:value-type="date">
            <text:p>2024-04-08 10:00: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at5.jpg</text:p>
          </table:table-cell>
          <table:table-cell office:value-type="string" calcext:value-type="string">
            <text:p>/images/</text:p>
          </table:table-cell>
          <table:table-cell table:number-columns-repeated="2" office:value-type="date" office:date-value="2024-04-08T10:00:00" calcext:value-type="date">
            <text:p>2024-04-08 10:00:00</text:p>
          </table:table-cell>
        </table:table-row>
      </table:table>
      <table:table table:name="chef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oi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Élodi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li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ai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xime</text:p>
          </table:table-cell>
        </table:table-row>
      </table:table>
      <table:table table:name="order" table:style-name="ta1">
        <table:table-column table:style-name="co1" table:default-cell-style-name="Default"/>
        <table:table-column table:style-name="co5" table:default-cell-style-name="ce4"/>
        <table:table-column table:style-name="co1" table:number-columns-repeated="3" table:default-cell-style-name="Default"/>
        <table:table-column table:style-name="co6" table:default-cell-style-name="ce4"/>
        <table:table-column table:style-name="co7" table:default-cell-style-name="ce4"/>
        <table:table-column table:style-name="co1" table:default-cell-style-name="ce4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4-04-08T10:00:00" calcext:value-type="date">
            <text:p>2024-04-08 10:00:00</text:p>
          </table:table-cell>
          <table:table-cell office:value-type="string" calcext:value-type="string">
            <text:p>0.2</text:p>
          </table:table-cell>
          <table:table-cell office:value-type="float" office:value="30" calcext:value-type="float">
            <text:p>30</text:p>
          </table:table-cell>
          <table:table-cell office:value-type="float" office:value="12345" calcext:value-type="float">
            <text:p>12345</text:p>
          </table:table-cell>
          <table:table-cell table:number-columns-repeated="2" office:value-type="date" office:date-value="2024-04-08T10:00:00" calcext:value-type="date">
            <text:p>2024-04-08 10:00:00</text:p>
          </table:table-cell>
          <table:table-cell office:value-type="date" office:date-value="2024-04-09T10:00:00" calcext:value-type="date">
            <text:p>2024-04-09 10:00:00</text:p>
          </table:table-cell>
          <table:table-cell office:value-type="string" calcext:value-type="string">
            <text:p>creat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4-04-08T11:00:00" calcext:value-type="date">
            <text:p>2024-04-08 11:00:00</text:p>
          </table:table-cell>
          <table:table-cell office:value-type="string" calcext:value-type="string">
            <text:p>0.2</text:p>
          </table:table-cell>
          <table:table-cell office:value-type="float" office:value="25" calcext:value-type="float">
            <text:p>25</text:p>
          </table:table-cell>
          <table:table-cell office:value-type="float" office:value="54321" calcext:value-type="float">
            <text:p>54321</text:p>
          </table:table-cell>
          <table:table-cell table:number-columns-repeated="2" office:value-type="date" office:date-value="2024-04-08T11:00:00" calcext:value-type="date">
            <text:p>2024-04-08 11:00:00</text:p>
          </table:table-cell>
          <table:table-cell office:value-type="date" office:date-value="2024-04-09T11:00:00" calcext:value-type="date">
            <text:p>2024-04-09 11:00:00</text:p>
          </table:table-cell>
          <table:table-cell office:value-type="string" calcext:value-type="string">
            <text:p>creat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4-04-09T09:00:00" calcext:value-type="date">
            <text:p>2024-04-09 09:00:00</text:p>
          </table:table-cell>
          <table:table-cell office:value-type="string" calcext:value-type="string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98765" calcext:value-type="float">
            <text:p>98765</text:p>
          </table:table-cell>
          <table:table-cell table:number-columns-repeated="2" office:value-type="date" office:date-value="2024-04-09T09:00:00" calcext:value-type="date">
            <text:p>2024-04-09 09:00:00</text:p>
          </table:table-cell>
          <table:table-cell office:value-type="date" office:date-value="2024-04-10T09:00:00" calcext:value-type="date">
            <text:p>2024-04-10 09:00:00</text:p>
          </table:table-cell>
          <table:table-cell office:value-type="string" calcext:value-type="string">
            <text:p>creat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4-04-09T10:00:00" calcext:value-type="date">
            <text:p>2024-04-09 10:00:00</text:p>
          </table:table-cell>
          <table:table-cell office:value-type="string" calcext:value-type="string">
            <text:p>0.2</text:p>
          </table:table-cell>
          <table:table-cell office:value-type="float" office:value="35" calcext:value-type="float">
            <text:p>35</text:p>
          </table:table-cell>
          <table:table-cell office:value-type="float" office:value="67890" calcext:value-type="float">
            <text:p>67890</text:p>
          </table:table-cell>
          <table:table-cell table:number-columns-repeated="2" office:value-type="date" office:date-value="2024-04-09T10:00:00" calcext:value-type="date">
            <text:p>2024-04-09 10:00:00</text:p>
          </table:table-cell>
          <table:table-cell office:value-type="date" office:date-value="2024-04-10T10:00:00" calcext:value-type="date">
            <text:p>2024-04-10 10:00:00</text:p>
          </table:table-cell>
          <table:table-cell office:value-type="string" calcext:value-type="string">
            <text:p>creat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4-04-10T12:00:00" calcext:value-type="date">
            <text:p>2024-04-10 12:00:00</text:p>
          </table:table-cell>
          <table:table-cell office:value-type="string" calcext:value-type="string">
            <text:p>0.2</text:p>
          </table:table-cell>
          <table:table-cell office:value-type="float" office:value="45" calcext:value-type="float">
            <text:p>45</text:p>
          </table:table-cell>
          <table:table-cell office:value-type="float" office:value="13579" calcext:value-type="float">
            <text:p>13579</text:p>
          </table:table-cell>
          <table:table-cell table:number-columns-repeated="2" office:value-type="date" office:date-value="2024-04-10T12:00:00" calcext:value-type="date">
            <text:p>2024-04-10 12:00:00</text:p>
          </table:table-cell>
          <table:table-cell office:value-type="date" office:date-value="2024-04-11T12:00:00" calcext:value-type="date">
            <text:p>2024-04-11 12:00:00</text:p>
          </table:table-cell>
          <table:table-cell office:value-type="string" calcext:value-type="string">
            <text:p>created</text:p>
          </table:table-cell>
        </table:table-row>
      </table:table>
      <table:table table:name="daily_meal" table:style-name="ta1"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4-04-08" calcext:value-type="date">
            <text:p>2024-04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4-04-09" calcext:value-type="date">
            <text:p>2024-04-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4-04-10" calcext:value-type="date">
            <text:p>2024-04-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4-04-11" calcext:value-type="date">
            <text:p>2024-04-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4-04-12" calcext:value-type="date">
            <text:p>2024-04-12</text:p>
          </table:table-cell>
        </table:table-row>
      </table:table>
      <table:table table:name="order_daily_meal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</table:table>
      <table:table table:name="order_delivry_person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</table:table>
      <table:table table:name="meal_daily_meal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1:31:26.981383784</meta:creation-date>
    <dc:date>2024-04-09T10:34:59.298436511</dc:date>
    <meta:editing-duration>PT22H5M55S</meta:editing-duration>
    <meta:editing-cycles>10</meta:editing-cycles>
    <meta:generator>LibreOffice/7.3.7.2$Linux_X86_64 LibreOffice_project/30$Build-2</meta:generator>
    <meta:document-statistic meta:table-count="12" meta:cell-count="270" meta:object-count="0"/>
  </office:meta>
</office:document-meta>
</file>